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6675" officeooo:paragraph-rsid="00036675"/>
    </style:style>
    <style:style style:name="P2" style:family="paragraph" style:parent-style-name="Standard">
      <style:text-properties officeooo:paragraph-rsid="00036675"/>
    </style:style>
    <style:style style:name="P3" style:family="paragraph" style:parent-style-name="Standard">
      <style:text-properties officeooo:paragraph-rsid="000491c4"/>
    </style:style>
    <style:style style:name="P4" style:family="paragraph" style:parent-style-name="Standard">
      <style:text-properties officeooo:paragraph-rsid="0005695b"/>
    </style:style>
    <style:style style:name="T1" style:family="text">
      <style:text-properties officeooo:rsid="00036675"/>
    </style:style>
    <style:style style:name="T2" style:family="text">
      <style:text-properties officeooo:rsid="000491c4"/>
    </style:style>
    <style:style style:name="T3" style:family="text">
      <style:text-properties officeooo:rsid="000569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 Insurance Claim :-</text:p>
      <text:p text:style-name="P1"/>
      <text:p text:style-name="P1">https://public.tableau.com/app/profile/vaibhav6857/viz/Project_Tableau_Vaibhav/Storyboard-CarClaim?publish=yes</text:p>
      <text:p text:style-name="P1"/>
      <text:p text:style-name="P1">Observations :-</text:p>
      <text:p text:style-name="P1"/>
      <text:p text:style-name="P2"><text:span text:style-name="T1">1. </text:span>SUV's been used in both urban &amp; rural areas claim the highest amount. <text:span text:style-name="T1">The</text:span> car owners with high school education &amp; blue collar occupation claims the most.</text:p>
      <text:p text:style-name="P1"/>
      <text:p text:style-name="P2"><text:span text:style-name="T1">2. </text:span>SUV vehicles are logging in the max. number of claims. It is pertinent that the insurance company keep a tab.</text:p>
      <text:p text:style-name="P2"/>
      <text:p text:style-name="P2"><text:span text:style-name="T1">3. </text:span>The travel time of SUV's is the highest in both private &amp; commercial use, which leads to chances of more accidents, thus incurring more claim amounts.</text:p>
      <text:p text:style-name="P2"/>
      <text:p text:style-name="P2"><text:span text:style-name="T1">4. </text:span>The travel time of vehicles in urban area is maximum at 75.86% which leads to more number of claims in the urban areas.</text:p>
      <text:p text:style-name="P1"/>
      <text:p text:style-name="P1"/>
      <text:p text:style-name="P2"><text:span text:style-name="T1">5. </text:span>Most of the claims are getting logged from urban areas.</text:p>
      <text:p text:style-name="P2"/>
      <text:p text:style-name="P2"><text:span text:style-name="T1">6. T</text:span>he blue collar workers have raised the old claims and are also raising the new claims, irrespective of the gender.</text:p>
      <text:p text:style-name="P2"/>
      <text:p text:style-name="P2"/>
      <text:p text:style-name="P1"/>
      <text:p text:style-name="P2"/>
      <text:p text:style-name="P2">Conclusion :-</text:p>
      <text:p text:style-name="P2"/>
      <text:p text:style-name="P3"><text:s/>SUV’S are the areas that insurance company needs to focus on.</text:p>
      <text:p text:style-name="P2"><text:s/><text:span text:style-name="T2">O</text:span>n the <text:span text:style-name="T2">basis of </text:span>car age and condition we need to set a threshold limit on the claimable amount.</text:p>
      <text:p text:style-name="P4"><text:span text:style-name="T2">A limit</text:span> <text:span text:style-name="T2">can be set </text:span>on the number of claims a customer can make in a particular year. </text:p>
      <text:p text:style-name="P4"><text:s/><text:span text:style-name="T3">S</text:span>ome promotions or offers <text:span text:style-name="T3">can be planned </text:span>to retain the best existing custome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5T20:28:43.025000000</dc:date>
    <meta:editing-duration>PT13M3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4" meta:word-count="202" meta:character-count="1202" meta:non-whitespace-character-count="1010"/>
  </office:meta>
</office:document-meta>
</file>